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2">
          <table:table-cell/>
          <table:table-cell office:value-type="string">
            <text:p><text:a xlink:href="https://www.gnu.org/software/octave/#install">https://www.gnu.org/software/octave/#install</text:a></text:p>
          </table:table-cell>
        </table:table-row>
        <table:table-row table:style-name="ro2">
          <table:table-cell/>
          <table:table-cell office:value-type="string">
            <text:p><text:a xlink:href="https://en.wikibooks.org/wiki/Octave_Programming_Tutorial">https://en.wikibooks.org/wiki/Octave_Programming_Tutorial</text:a></text:p>
          </table:table-cell>
        </table:table-row>
        <table:table-row table:style-name="ro2">
          <table:table-cell/>
          <table:table-cell office:value-type="string">
            <text:p><text:a xlink:href="https://octave.org/doc/interpreter/">https://octave.org/doc/interpreter/</text:a></text:p>
          </table:table-cell>
        </table:table-row>
        <table:table-row table:style-name="ro2">
          <table:table-cell/>
          <table:table-cell office:value-type="string">
            <text:p><text:a xlink:href="https://wiki.octave.org/GNU_Octave_Wiki">https://wiki.octave.org/GNU_Octave_Wiki</text:a></text:p>
          </table:table-cell>
        </table:table-row>
        <table:table-row table:style-name="ro2">
          <table:table-cell/>
          <table:table-cell office:value-type="string">
            <text:p><text:a xlink:href="https://wiki.octave.org/FAQ">https://wiki.octave.org/FAQ</text:a></text:p>
          </table:table-cell>
        </table:table-row>
      </table:table>
      <table:table table:name="Sheet2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/>
          <table:table-cell office:value-type="string">
            <text:p><text:a xlink:href="file:///C:/Octave/Octave-4.4.0/README.html">file:///C:/Octave/Octave-4.4.0/README.html</text:a></text:p>
          </table:table-cell>
        </table:table-row>
      </table:table>
      <table:table table:name="Sheet3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/>
          <table:table-cell office:value-type="string">
            <text:p><text:a xlink:href="http://www.struct.t.u-tokyo.ac.jp/katsu/lectures/optimization/octave-digest.pdf">http://www.struct.t.u-tokyo.ac.jp/katsu/lectures/optimization/octave-digest.pdf</text:a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2018/05/21</text:date>, <text:time>23:0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8M14S</meta:editing-duration>
    <meta:editing-cycles>8</meta:editing-cycles>
    <meta:generator>OpenOffice.org/3.4$Win32 OpenOffice.org_project/340m1$Build-9590</meta:generator>
    <dc:date>2018-05-21T23:06:10.57</dc:date>
    <meta:document-statistic meta:table-count="3" meta:cell-count="7" meta:object-count="0"/>
    <meta:user-defined meta:name="Info 1"/>
    <meta:user-defined meta:name="Info 2"/>
    <meta:user-defined meta:name="Info 3"/>
    <meta:user-defined meta:name="Info 4"/>
  </office:meta>
</office:document-meta>
</file>